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30697A88469D9B9A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13.1051in" svg:y="4.6957in">
            <draw:object draw:notify-on-update-of-ranges="Sheet1.B2:Sheet1.B14 Sheet1.K2:Sheet1.K14 Sheet1.E2:Sheet1.E14 Sheet1.E2:Sheet1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/>
          <table:table-cell office:value-type="string" calcext:value-type="string">
            <text:p>real me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6" calcext:value-type="float">
            <text:p>206</text:p>
          </table:table-cell>
          <table:table-cell office:value-type="float" office:value="11.7190145884223" calcext:value-type="float">
            <text:p>11.7190145884223</text:p>
          </table:table-cell>
          <table:table-cell office:value-type="float" office:value="0.00883330628299051" calcext:value-type="float">
            <text:p>0.00883330628299051</text:p>
          </table:table-cell>
          <table:table-cell office:value-type="float" office:value="11.69559166" calcext:value-type="float">
            <text:p>11.69559166</text:p>
          </table:table-cell>
          <table:table-cell office:value-type="float" office:value="11.71293551825" calcext:value-type="float">
            <text:p>11.71293551825</text:p>
          </table:table-cell>
          <table:table-cell office:value-type="float" office:value="11.7186118125" calcext:value-type="float">
            <text:p>11.7186118125</text:p>
          </table:table-cell>
          <table:table-cell office:value-type="float" office:value="11.72543373875" calcext:value-type="float">
            <text:p>11.72543373875</text:p>
          </table:table-cell>
          <table:table-cell office:value-type="float" office:value="11.746494964" calcext:value-type="float">
            <text:p>11.746494964</text:p>
          </table:table-cell>
          <table:table-cell office:value-type="float" office:value="-41.4049270578884" calcext:value-type="float">
            <text:p>-41.40492705788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1" calcext:value-type="float">
            <text:p>231</text:p>
          </table:table-cell>
          <table:table-cell office:value-type="float" office:value="12.901939279026" calcext:value-type="float">
            <text:p>12.901939279026</text:p>
          </table:table-cell>
          <table:table-cell office:value-type="float" office:value="0.0180227497900155" calcext:value-type="float">
            <text:p>0.0180227497900155</text:p>
          </table:table-cell>
          <table:table-cell office:value-type="float" office:value="12.853398119" calcext:value-type="float">
            <text:p>12.853398119</text:p>
          </table:table-cell>
          <table:table-cell office:value-type="float" office:value="12.890490352" calcext:value-type="float">
            <text:p>12.890490352</text:p>
          </table:table-cell>
          <table:table-cell office:value-type="float" office:value="12.902603843" calcext:value-type="float">
            <text:p>12.902603843</text:p>
          </table:table-cell>
          <table:table-cell office:value-type="float" office:value="12.915866223" calcext:value-type="float">
            <text:p>12.915866223</text:p>
          </table:table-cell>
          <table:table-cell office:value-type="float" office:value="12.942771274" calcext:value-type="float">
            <text:p>12.942771274</text:p>
          </table:table-cell>
          <table:table-cell office:value-type="float" office:value="-41.3548214589728" calcext:value-type="float">
            <text:p>-41.354821458972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7" calcext:value-type="float">
            <text:p>217</text:p>
          </table:table-cell>
          <table:table-cell office:value-type="float" office:value="14.0709074868756" calcext:value-type="float">
            <text:p>14.0709074868756</text:p>
          </table:table-cell>
          <table:table-cell office:value-type="float" office:value="0.0307780796929955" calcext:value-type="float">
            <text:p>0.0307780796929955</text:p>
          </table:table-cell>
          <table:table-cell office:value-type="float" office:value="14.022732718" calcext:value-type="float">
            <text:p>14.022732718</text:p>
          </table:table-cell>
          <table:table-cell office:value-type="float" office:value="14.055438616" calcext:value-type="float">
            <text:p>14.055438616</text:p>
          </table:table-cell>
          <table:table-cell office:value-type="float" office:value="14.064406145" calcext:value-type="float">
            <text:p>14.064406145</text:p>
          </table:table-cell>
          <table:table-cell office:value-type="float" office:value="14.07498046" calcext:value-type="float">
            <text:p>14.07498046</text:p>
          </table:table-cell>
          <table:table-cell office:value-type="float" office:value="14.344311379" calcext:value-type="float">
            <text:p>14.344311379</text:p>
          </table:table-cell>
          <table:table-cell office:value-type="float" office:value="-41.3712188046851" calcext:value-type="float">
            <text:p>-41.371218804685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12" calcext:value-type="float">
            <text:p>212</text:p>
          </table:table-cell>
          <table:table-cell office:value-type="float" office:value="15.2421354149859" calcext:value-type="float">
            <text:p>15.2421354149859</text:p>
          </table:table-cell>
          <table:table-cell office:value-type="float" office:value="0.0293684330318364" calcext:value-type="float">
            <text:p>0.0293684330318364</text:p>
          </table:table-cell>
          <table:table-cell office:value-type="float" office:value="15.200271919" calcext:value-type="float">
            <text:p>15.200271919</text:p>
          </table:table-cell>
          <table:table-cell office:value-type="float" office:value="15.227011612" calcext:value-type="float">
            <text:p>15.227011612</text:p>
          </table:table-cell>
          <table:table-cell office:value-type="float" office:value="15.2395099905" calcext:value-type="float">
            <text:p>15.2395099905</text:p>
          </table:table-cell>
          <table:table-cell office:value-type="float" office:value="15.25201625875" calcext:value-type="float">
            <text:p>15.25201625875</text:p>
          </table:table-cell>
          <table:table-cell office:value-type="float" office:value="15.553029336" calcext:value-type="float">
            <text:p>15.553029336</text:p>
          </table:table-cell>
          <table:table-cell office:value-type="float" office:value="-41.3764022500544" calcext:value-type="float">
            <text:p>-41.376402250054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16.3915450552692" calcext:value-type="float">
            <text:p>16.3915450552692</text:p>
          </table:table-cell>
          <table:table-cell office:value-type="float" office:value="0.164239767616576" calcext:value-type="float">
            <text:p>0.164239767616576</text:p>
          </table:table-cell>
          <table:table-cell office:value-type="float" office:value="16.209283654" calcext:value-type="float">
            <text:p>16.209283654</text:p>
          </table:table-cell>
          <table:table-cell office:value-type="float" office:value="16.27991583625" calcext:value-type="float">
            <text:p>16.27991583625</text:p>
          </table:table-cell>
          <table:table-cell office:value-type="float" office:value="16.3974443335" calcext:value-type="float">
            <text:p>16.3974443335</text:p>
          </table:table-cell>
          <table:table-cell office:value-type="float" office:value="16.4232743395" calcext:value-type="float">
            <text:p>16.4232743395</text:p>
          </table:table-cell>
          <table:table-cell office:value-type="float" office:value="17.141298917" calcext:value-type="float">
            <text:p>17.141298917</text:p>
          </table:table-cell>
          <table:table-cell office:value-type="float" office:value="-41.4587676597527" calcext:value-type="float">
            <text:p>-41.458767659752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float" office:value="17.7084306020647" calcext:value-type="float">
            <text:p>17.7084306020647</text:p>
          </table:table-cell>
          <table:table-cell office:value-type="float" office:value="0.316365192093923" calcext:value-type="float">
            <text:p>0.316365192093923</text:p>
          </table:table-cell>
          <table:table-cell office:value-type="float" office:value="17.459035047" calcext:value-type="float">
            <text:p>17.459035047</text:p>
          </table:table-cell>
          <table:table-cell office:value-type="float" office:value="17.51075924775" calcext:value-type="float">
            <text:p>17.51075924775</text:p>
          </table:table-cell>
          <table:table-cell office:value-type="float" office:value="17.5345845615" calcext:value-type="float">
            <text:p>17.5345845615</text:p>
          </table:table-cell>
          <table:table-cell office:value-type="float" office:value="17.9165458025" calcext:value-type="float">
            <text:p>17.9165458025</text:p>
          </table:table-cell>
          <table:table-cell office:value-type="float" office:value="18.413834136" calcext:value-type="float">
            <text:p>18.413834136</text:p>
          </table:table-cell>
          <table:table-cell office:value-type="float" office:value="-40.9718979931177" calcext:value-type="float">
            <text:p>-40.971897993117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27" calcext:value-type="float">
            <text:p>127</text:p>
          </table:table-cell>
          <table:table-cell office:value-type="float" office:value="18.2177463104173" calcext:value-type="float">
            <text:p>18.2177463104173</text:p>
          </table:table-cell>
          <table:table-cell office:value-type="float" office:value="0.117593744838475" calcext:value-type="float">
            <text:p>0.117593744838475</text:p>
          </table:table-cell>
          <table:table-cell office:value-type="float" office:value="18.09018016" calcext:value-type="float">
            <text:p>18.09018016</text:p>
          </table:table-cell>
          <table:table-cell office:value-type="float" office:value="18.1776525255" calcext:value-type="float">
            <text:p>18.1776525255</text:p>
          </table:table-cell>
          <table:table-cell office:value-type="float" office:value="18.200294884" calcext:value-type="float">
            <text:p>18.200294884</text:p>
          </table:table-cell>
          <table:table-cell office:value-type="float" office:value="18.22513898" calcext:value-type="float">
            <text:p>18.22513898</text:p>
          </table:table-cell>
          <table:table-cell office:value-type="float" office:value="19.087526252" calcext:value-type="float">
            <text:p>19.087526252</text:p>
          </table:table-cell>
          <table:table-cell office:value-type="float" office:value="-41.2330764180086" calcext:value-type="float">
            <text:p>-41.233076418008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8.75115435185" calcext:value-type="float">
            <text:p>18.75115435185</text:p>
          </table:table-cell>
          <table:table-cell office:value-type="float" office:value="0.0722105076543808" calcext:value-type="float">
            <text:p>0.0722105076543808</text:p>
          </table:table-cell>
          <table:table-cell office:value-type="float" office:value="18.623656412" calcext:value-type="float">
            <text:p>18.623656412</text:p>
          </table:table-cell>
          <table:table-cell office:value-type="float" office:value="18.686913751" calcext:value-type="float">
            <text:p>18.686913751</text:p>
          </table:table-cell>
          <table:table-cell office:value-type="float" office:value="18.7477880375" calcext:value-type="float">
            <text:p>18.7477880375</text:p>
          </table:table-cell>
          <table:table-cell office:value-type="float" office:value="18.80940705575" calcext:value-type="float">
            <text:p>18.80940705575</text:p>
          </table:table-cell>
          <table:table-cell office:value-type="float" office:value="18.957459054" calcext:value-type="float">
            <text:p>18.957459054</text:p>
          </table:table-cell>
          <table:table-cell office:value-type="float" office:value="-41.4026426504688" calcext:value-type="float">
            <text:p>-41.402642650468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39" calcext:value-type="float">
            <text:p>139</text:p>
          </table:table-cell>
          <table:table-cell office:value-type="float" office:value="19.4869522331007" calcext:value-type="float">
            <text:p>19.4869522331007</text:p>
          </table:table-cell>
          <table:table-cell office:value-type="float" office:value="0.151897505704742" calcext:value-type="float">
            <text:p>0.151897505704742</text:p>
          </table:table-cell>
          <table:table-cell office:value-type="float" office:value="19.303968811" calcext:value-type="float">
            <text:p>19.303968811</text:p>
          </table:table-cell>
          <table:table-cell office:value-type="float" office:value="19.4317600975" calcext:value-type="float">
            <text:p>19.4317600975</text:p>
          </table:table-cell>
          <table:table-cell office:value-type="float" office:value="19.457359015" calcext:value-type="float">
            <text:p>19.457359015</text:p>
          </table:table-cell>
          <table:table-cell office:value-type="float" office:value="19.4818657085" calcext:value-type="float">
            <text:p>19.4818657085</text:p>
          </table:table-cell>
          <table:table-cell office:value-type="float" office:value="20.222825408" calcext:value-type="float">
            <text:p>20.222825408</text:p>
          </table:table-cell>
          <table:table-cell office:value-type="float" office:value="-40.9486295966645" calcext:value-type="float">
            <text:p>-40.948629596664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20.0892000241818" calcext:value-type="float">
            <text:p>20.0892000241818</text:p>
          </table:table-cell>
          <table:table-cell office:value-type="float" office:value="0.274243165803742" calcext:value-type="float">
            <text:p>0.274243165803742</text:p>
          </table:table-cell>
          <table:table-cell office:value-type="float" office:value="19.819086717" calcext:value-type="float">
            <text:p>19.819086717</text:p>
          </table:table-cell>
          <table:table-cell office:value-type="float" office:value="19.9233125515" calcext:value-type="float">
            <text:p>19.9233125515</text:p>
          </table:table-cell>
          <table:table-cell office:value-type="float" office:value="20.011789033" calcext:value-type="float">
            <text:p>20.011789033</text:p>
          </table:table-cell>
          <table:table-cell office:value-type="float" office:value="20.127330716" calcext:value-type="float">
            <text:p>20.127330716</text:p>
          </table:table-cell>
          <table:table-cell office:value-type="float" office:value="20.907471047" calcext:value-type="float">
            <text:p>20.907471047</text:p>
          </table:table-cell>
          <table:table-cell office:value-type="float" office:value="-40.9141175759358" calcext:value-type="float">
            <text:p>-40.914117575935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85" calcext:value-type="float">
            <text:p>185</text:p>
          </table:table-cell>
          <table:table-cell office:value-type="float" office:value="20.8609074652919" calcext:value-type="float">
            <text:p>20.8609074652919</text:p>
          </table:table-cell>
          <table:table-cell office:value-type="float" office:value="0.290045637055182" calcext:value-type="float">
            <text:p>0.290045637055182</text:p>
          </table:table-cell>
          <table:table-cell office:value-type="float" office:value="20.481133478" calcext:value-type="float">
            <text:p>20.481133478</text:p>
          </table:table-cell>
          <table:table-cell office:value-type="float" office:value="20.693740919" calcext:value-type="float">
            <text:p>20.693740919</text:p>
          </table:table-cell>
          <table:table-cell office:value-type="float" office:value="20.721870496" calcext:value-type="float">
            <text:p>20.721870496</text:p>
          </table:table-cell>
          <table:table-cell office:value-type="float" office:value="20.818278346" calcext:value-type="float">
            <text:p>20.818278346</text:p>
          </table:table-cell>
          <table:table-cell office:value-type="float" office:value="21.589153867" calcext:value-type="float">
            <text:p>21.589153867</text:p>
          </table:table-cell>
          <table:table-cell office:value-type="float" office:value="-40.3974072420232" calcext:value-type="float">
            <text:p>-40.397407242023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 office:value-type="float" office:value="21.5748326677349" calcext:value-type="float">
            <text:p>21.5748326677349</text:p>
          </table:table-cell>
          <table:table-cell office:value-type="float" office:value="0.325318082386162" calcext:value-type="float">
            <text:p>0.325318082386162</text:p>
          </table:table-cell>
          <table:table-cell office:value-type="float" office:value="20.638667655" calcext:value-type="float">
            <text:p>20.638667655</text:p>
          </table:table-cell>
          <table:table-cell office:value-type="float" office:value="21.336633202" calcext:value-type="float">
            <text:p>21.336633202</text:p>
          </table:table-cell>
          <table:table-cell office:value-type="float" office:value="21.67874178" calcext:value-type="float">
            <text:p>21.67874178</text:p>
          </table:table-cell>
          <table:table-cell office:value-type="float" office:value="21.837398281" calcext:value-type="float">
            <text:p>21.837398281</text:p>
          </table:table-cell>
          <table:table-cell office:value-type="float" office:value="22.055936358" calcext:value-type="float">
            <text:p>22.055936358</text:p>
          </table:table-cell>
          <table:table-cell office:value-type="float" office:value="-40.0699092562918" calcext:value-type="float">
            <text:p>-40.069909256291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38" calcext:value-type="float">
            <text:p>138</text:p>
          </table:table-cell>
          <table:table-cell office:value-type="float" office:value="21.3153098898261" calcext:value-type="float">
            <text:p>21.3153098898261</text:p>
          </table:table-cell>
          <table:table-cell office:value-type="float" office:value="0.176101019401451" calcext:value-type="float">
            <text:p>0.176101019401451</text:p>
          </table:table-cell>
          <table:table-cell office:value-type="float" office:value="21.063376398" calcext:value-type="float">
            <text:p>21.063376398</text:p>
          </table:table-cell>
          <table:table-cell office:value-type="float" office:value="21.2257125875" calcext:value-type="float">
            <text:p>21.2257125875</text:p>
          </table:table-cell>
          <table:table-cell office:value-type="float" office:value="21.288713535" calcext:value-type="float">
            <text:p>21.288713535</text:p>
          </table:table-cell>
          <table:table-cell office:value-type="float" office:value="21.33907354325" calcext:value-type="float">
            <text:p>21.33907354325</text:p>
          </table:table-cell>
          <table:table-cell office:value-type="float" office:value="22.127567079" calcext:value-type="float">
            <text:p>22.127567079</text:p>
          </table:table-cell>
          <table:table-cell office:value-type="float" office:value="-42.3910543518214" calcext:value-type="float">
            <text:p>-42.391054351821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11:08:11.173444224</meta:creation-date>
    <meta:generator>LibreOffice/7.3.7.2$Linux_X86_64 LibreOffice_project/30$Build-2</meta:generator>
    <dc:date>2023-07-18T11:13:22.334024276</dc:date>
    <meta:editing-duration>PT5M11S</meta:editing-duration>
    <meta:editing-cycles>1</meta:editing-cycles>
    <meta:document-statistic meta:table-count="1" meta:cell-count="15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E2:Sheet1.E14" chart:error-lower-range="Sheet1.E2:Sheet1.E14">
        <chart:symbol-image xlink:href="Pictures/2000000E000000DF000000DF30697A88469D9B9A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E2:Sheet1.E14" chart:error-lower-range="Sheet1.E2:Sheet1.E14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E2:Sheet1.E14" chart:error-lower-range="Sheet1.E2:Sheet1.E14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35cm" svg:y="4.203cm" style:legend-expansion="high" chart:style-name="ch2"/>
        <chart:plot-area chart:style-name="ch3" table:cell-range-address="Sheet1.B2:Sheet1.B14 Sheet1.K2:Sheet1.K14" svg:x="0.319cm" svg:y="0.18cm" svg:width="13.097cm" svg:height="8.645cm">
          <chart:coordinate-region svg:x="1.337cm" svg:y="0.379cm" svg:width="11.893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14" chart:class="chart:scatter">
            <chart:domain table:cell-range-address="Sheet1.B2:Sheet1.B14"/>
            <chart:error-indicator chart:style-name="ch8" chart:dimension="y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K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B2:Sheet1.B14</svg:desc>
                </draw:g>
              </table:table-cell>
              <table:table-cell office:value-type="float" office:value="-41.4049270578884">
                <text:p>-41.4049270578884</text:p>
                <draw:g>
                  <svg:desc>Sheet1.K2:Sheet1.K14</svg:desc>
                </draw:g>
              </table:table-cell>
              <table:table-cell office:value-type="float" office:value="0.00883330628299051">
                <text:p>0.00883330628299051</text:p>
                <draw:g>
                  <svg:desc>Sheet1.E2:Sheet1.E14</svg:desc>
                </draw:g>
              </table:table-cell>
              <table:table-cell office:value-type="float" office:value="0.00883330628299051">
                <text:p>0.00883330628299051</text:p>
                <draw:g>
                  <svg:desc>Sheet1.E2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-41.3548214589728">
                <text:p>-41.3548214589728</text:p>
              </table:table-cell>
              <table:table-cell office:value-type="float" office:value="0.0180227497900155">
                <text:p>0.0180227497900155</text:p>
              </table:table-cell>
              <table:table-cell office:value-type="float" office:value="0.0180227497900155">
                <text:p>0.0180227497900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-41.3712188046851">
                <text:p>-41.3712188046851</text:p>
              </table:table-cell>
              <table:table-cell office:value-type="float" office:value="0.0307780796929955">
                <text:p>0.0307780796929955</text:p>
              </table:table-cell>
              <table:table-cell office:value-type="float" office:value="0.0307780796929955">
                <text:p>0.0307780796929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-41.3764022500544">
                <text:p>-41.3764022500544</text:p>
              </table:table-cell>
              <table:table-cell office:value-type="float" office:value="0.0293684330318364">
                <text:p>0.0293684330318364</text:p>
              </table:table-cell>
              <table:table-cell office:value-type="float" office:value="0.0293684330318364">
                <text:p>0.0293684330318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-41.4587676597527">
                <text:p>-41.4587676597527</text:p>
              </table:table-cell>
              <table:table-cell office:value-type="float" office:value="0.164239767616576">
                <text:p>0.164239767616576</text:p>
              </table:table-cell>
              <table:table-cell office:value-type="float" office:value="0.164239767616576">
                <text:p>0.1642397676165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-40.9718979931177">
                <text:p>-40.9718979931177</text:p>
              </table:table-cell>
              <table:table-cell office:value-type="float" office:value="0.316365192093923">
                <text:p>0.316365192093923</text:p>
              </table:table-cell>
              <table:table-cell office:value-type="float" office:value="0.316365192093923">
                <text:p>0.3163651920939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-41.2330764180086">
                <text:p>-41.2330764180086</text:p>
              </table:table-cell>
              <table:table-cell office:value-type="float" office:value="0.117593744838475">
                <text:p>0.117593744838475</text:p>
              </table:table-cell>
              <table:table-cell office:value-type="float" office:value="0.117593744838475">
                <text:p>0.1175937448384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-41.4026426504688">
                <text:p>-41.4026426504688</text:p>
              </table:table-cell>
              <table:table-cell office:value-type="float" office:value="0.0722105076543808">
                <text:p>0.0722105076543808</text:p>
              </table:table-cell>
              <table:table-cell office:value-type="float" office:value="0.0722105076543808">
                <text:p>0.07221050765438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-40.9486295966645">
                <text:p>-40.9486295966645</text:p>
              </table:table-cell>
              <table:table-cell office:value-type="float" office:value="0.151897505704742">
                <text:p>0.151897505704742</text:p>
              </table:table-cell>
              <table:table-cell office:value-type="float" office:value="0.151897505704742">
                <text:p>0.1518975057047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-40.9141175759358">
                <text:p>-40.9141175759358</text:p>
              </table:table-cell>
              <table:table-cell office:value-type="float" office:value="0.274243165803742">
                <text:p>0.274243165803742</text:p>
              </table:table-cell>
              <table:table-cell office:value-type="float" office:value="0.274243165803742">
                <text:p>0.274243165803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-40.3974072420232">
                <text:p>-40.3974072420232</text:p>
              </table:table-cell>
              <table:table-cell office:value-type="float" office:value="0.290045637055182">
                <text:p>0.290045637055182</text:p>
              </table:table-cell>
              <table:table-cell office:value-type="float" office:value="0.290045637055182">
                <text:p>0.290045637055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-40.0699092562918">
                <text:p>-40.0699092562918</text:p>
              </table:table-cell>
              <table:table-cell office:value-type="float" office:value="0.325318082386162">
                <text:p>0.325318082386162</text:p>
              </table:table-cell>
              <table:table-cell office:value-type="float" office:value="0.325318082386162">
                <text:p>0.3253180823861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-42.3910543518214">
                <text:p>-42.3910543518214</text:p>
              </table:table-cell>
              <table:table-cell office:value-type="float" office:value="0.176101019401451">
                <text:p>0.176101019401451</text:p>
              </table:table-cell>
              <table:table-cell office:value-type="float" office:value="0.176101019401451">
                <text:p>0.1761010194014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